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9218" officeooo:paragraph-rsid="00029218"/>
    </style:style>
    <style:style style:name="P2" style:family="paragraph" style:parent-style-name="Standard">
      <style:text-properties officeooo:rsid="00037983" officeooo:paragraph-rsid="00037983"/>
    </style:style>
    <style:style style:name="P3" style:family="paragraph" style:parent-style-name="Standard">
      <style:text-properties officeooo:rsid="00049589" officeooo:paragraph-rsid="00037983"/>
    </style:style>
    <style:style style:name="P4" style:family="paragraph" style:parent-style-name="Standard">
      <style:text-properties officeooo:rsid="00037983" officeooo:paragraph-rsid="00037983"/>
    </style:style>
    <style:style style:name="P5" style:family="paragraph" style:parent-style-name="Standard">
      <style:text-properties officeooo:rsid="0006760a" officeooo:paragraph-rsid="0006760a"/>
    </style:style>
    <style:style style:name="P6" style:family="paragraph" style:parent-style-name="Standard">
      <style:text-properties officeooo:rsid="0007d5e4" officeooo:paragraph-rsid="0007d5e4"/>
    </style:style>
    <style:style style:name="P7" style:family="paragraph" style:parent-style-name="Standard">
      <style:text-properties officeooo:rsid="0007ed22" officeooo:paragraph-rsid="0007ed22"/>
    </style:style>
    <style:style style:name="P8" style:family="paragraph">
      <style:paragraph-properties fo:text-align="center"/>
    </style:style>
    <style:style style:name="T1" style:family="text">
      <style:text-properties officeooo:rsid="0002b0fb"/>
    </style:style>
    <style:style style:name="T2" style:family="text">
      <style:text-properties officeooo:rsid="00037606"/>
    </style:style>
    <style:style style:name="T3" style:family="text">
      <style:text-properties officeooo:rsid="00049589"/>
    </style:style>
    <style:style style:name="T4" style:family="text">
      <style:text-properties officeooo:rsid="0007d5e4"/>
    </style:style>
    <style:style style:name="T5" style:family="text">
      <style:text-properties officeooo:rsid="0007ed22"/>
    </style:style>
    <style:style style:name="gr1" style:family="graphic">
      <style:graphic-properties draw:textarea-horizontal-align="justify" draw:textarea-vertical-align="middle" draw:auto-grow-height="false" fo:min-height="0.3909in" fo:min-width="0.3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3173in" fo:min-width="0.3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in" draw:marker-start-width="0.139in" draw:marker-end-width="0.139in" draw:textarea-horizontal-align="justify" draw:textarea-vertical-align="middle" draw:auto-grow-height="false" fo:min-height="0.3173in" fo:min-width="0.3173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799in" draw:textarea-horizontal-align="center" draw:textarea-vertical-align="middle" fo:padding-top="0.0398in" fo:padding-bottom="0.0398in" fo:padding-left="0.0398in" fo:padding-right="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173in" fo:min-width="0.3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435 Project 2 Part one</text:p>
      <text:p text:style-name="P1">Zachary Ciemniecki</text:p>
      <text:p text:style-name="P1">3/30/2020</text:p>
      <text:p text:style-name="P1"/>
      <text:p text:style-name="P1">1. Gonna Take My Horse To The Old Town Node</text:p>
      <text:p text:style-name="P1"><text:tab/>a) <text:s/>To start we will assume that the BFS starts at noon and searches clockwise:</text:p>
      <text:p text:style-name="P1"><text:tab/> giving us [ S, A, C, E, B, F, G, K , L, D]</text:p>
      <text:p text:style-name="P1"><text:tab/>b)</text:p>
      <text:p text:style-name="P1"><text:tab/><text:tab/>a <text:s/>b <text:s/>c <text:s/>d <text:s/>e <text:s/>f <text:s/>g <text:s/><text:span text:style-name="T1">k <text:s/>l <text:s/>s</text:span></text:p>
      <text:p text:style-name="P1"><text:tab/> <text:s text:c="7"/>a <text:s/><text:span text:style-name="T1">0 <text:s/>1 <text:s/>1 0 <text:s/>1 <text:s/>0 <text:s/>0 0 <text:s/>0 <text:s/>1</text:span></text:p>
      <text:p text:style-name="P1"><text:tab/> <text:s text:c="7"/><text:span text:style-name="T1">b <text:s/>1 <text:s/>0 <text:s/>0 0 <text:s/>1 <text:s/>0 <text:s/>0 0 <text:s/>0 <text:s/>0</text:span></text:p>
      <text:p text:style-name="P1"><text:tab/> <text:s text:c="7"/><text:span text:style-name="T1">c <text:s/>1 <text:s/>0 <text:s/>0 0 <text:s/>0 <text:s/>0 <text:s/>0 0 <text:s/>0 <text:s/>0</text:span></text:p>
      <text:p text:style-name="P1"><text:tab/> <text:s text:c="7"/><text:span text:style-name="T1">d <text:s/>0 <text:s/>0 <text:s/>0 0 <text:s/>0 <text:s/>0 <text:s/>0 0 <text:s/>1 <text:s/>0</text:span></text:p>
      <text:p text:style-name="P1"><text:tab/> <text:s text:c="7"/><text:span text:style-name="T1">e <text:s/>1 <text:s/>1 <text:s/>0 0 <text:s/>0 <text:s/>1 <text:s/>0 0 <text:s/>0 <text:s/>0</text:span></text:p>
      <text:p text:style-name="P1"><text:tab/> <text:s text:c="7"/><text:span text:style-name="T1">f <text:s/>0 <text:s/>0 <text:s/>0 0 <text:s/>1 <text:s/>0 <text:s/>1 0 <text:s/>0 <text:s/>0</text:span></text:p>
      <text:p text:style-name="P1"><text:tab/> <text:s text:c="7"/><text:span text:style-name="T1">g 0 <text:s/>0 <text:s/>0 0 <text:s/>0 <text:s/>1 <text:s/>0 1 <text:s/>0 <text:s/>0</text:span></text:p>
      <text:p text:style-name="P1"><text:tab/> <text:s text:c="7"/><text:span text:style-name="T1">k 0 <text:s/>0 <text:s/>0 0 <text:s/>0 <text:s/>0 <text:s/>1 0 <text:s/>1 <text:s/>0</text:span></text:p>
      <text:p text:style-name="P1"><text:tab/> <text:s text:c="7"/><text:span text:style-name="T1">l <text:s/>0 <text:s/>0 <text:s/>0 1 <text:s/>0 <text:s/>0 <text:s/>0 <text:s/>1 0 <text:s/>0</text:span></text:p>
      <text:p text:style-name="P1"><text:tab/> <text:s text:c="7"/><text:span text:style-name="T1">s <text:s/>1 0 <text:s/>0 <text:s/>0 <text:s/>0 <text:s/>0 <text:s/>0 <text:s/>0 0 <text:s/>0</text:span></text:p>
      <text:p text:style-name="P1"><text:tab/><text:span text:style-name="T2">c)</text:span></text:p>
      <text:p text:style-name="P1"><draw:custom-shape text:anchor-type="paragraph" draw:z-index="0" draw:name="Shape1" draw:style-name="gr1" draw:text-style-name="P8" svg:width="0.5524in" svg:height="0.5524in" svg:x="3.1756in" svg:y="0.078in"><text:p text:style-name="P8">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 draw:text-style-name="P8" svg:width="0.5524in" svg:height="0.5524in" svg:x="2.1547in" svg:y="0.0673in"><text:p text:style-name="P8">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1" draw:text-style-name="P8" svg:width="0.5524in" svg:height="0.5524in" svg:x="1.0508in" svg:y="0.0673in"><text:p text:style-name="P8">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 draw:name="Shape1" draw:style-name="gr1" draw:text-style-name="P8" svg:width="0.5524in" svg:height="0.5524in" svg:x="2.1547in" svg:y="1.8445in"><text:p text:style-name="P8">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8" svg:width="0.5524in" svg:height="0.5524in" svg:x="1.0402in" svg:y="0.7717in"><text:p text:style-name="P8">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1" draw:text-style-name="P8" svg:width="0.5524in" svg:height="0.5524in" svg:x="2.1654in" svg:y="0.7508in"><text:p text:style-name="P8">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 draw:style-name="gr1" draw:text-style-name="P8" svg:width="0.5524in" svg:height="0.5524in" svg:x="3.228in" svg:y="1.8236in"><text:p text:style-name="P8">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1" draw:text-style-name="P8" svg:width="0.5524in" svg:height="0.5524in" svg:x="1.0193in" svg:y="1.8547in"><text:p text:style-name="P8">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1" draw:text-style-name="P8" svg:width="0.5524in" svg:height="0.5524in" svg:x="3.2071in" svg:y="0.7654in"><text:p text:style-name="P8">F</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2" draw:style-name="gr2" draw:text-style-name="P8" svg:x1="1.2902in" svg:y1="1.2508in" svg:x2="1.2902in" svg:y2="1.8551in"><text:p/></draw:line><draw:line text:anchor-type="paragraph" draw:z-index="10" draw:name="Shape3" draw:style-name="gr2" draw:text-style-name="P8" svg:x1="1.3421in" svg:y1="0.1882in" svg:x2="1.3319in" svg:y2="0.8756in"><text:p/></draw:line><draw:line text:anchor-type="paragraph" draw:z-index="11" draw:name="Shape4" draw:style-name="gr2" draw:text-style-name="P8" svg:x1="1.4256in" svg:y1="0.1984in" svg:x2="2.2382in" svg:y2="0.865in"><text:p/></draw:line><draw:line text:anchor-type="paragraph" draw:z-index="12" draw:name="Shape5" draw:style-name="gr3" draw:text-style-name="P8" svg:x1="1.4882in" svg:y1="0.0634in" svg:x2="2.228in" svg:y2="0.0945in"><text:p/></draw:line><draw:line text:anchor-type="paragraph" draw:z-index="13" draw:name="Shape5" draw:style-name="gr3" draw:text-style-name="P8" svg:x1="2.6028in" svg:y1="0.1362in" svg:x2="3.3425in" svg:y2="0.1673in"><text:p/></draw:line><draw:line text:anchor-type="paragraph" draw:z-index="14" draw:name="Shape5" draw:style-name="gr3" draw:text-style-name="P8" svg:x1="2.4362in" svg:y1="0.3028in" svg:x2="2.4362in" svg:y2="0.7508in"><text:p/></draw:line><draw:line text:anchor-type="paragraph" draw:z-index="15" draw:name="Shape5" draw:style-name="gr3" draw:text-style-name="P8" svg:x1="3.4571in" svg:y1="1.0217in" svg:x2="2.5925in" svg:y2="0.9071in"><text:p/></draw:line><draw:line text:anchor-type="paragraph" draw:z-index="16" draw:name="Shape5" draw:style-name="gr3" draw:text-style-name="P8" svg:x1="2.4362in" svg:y1="1.3028in" svg:x2="2.4362in" svg:y2="1.8445in"><text:p/></draw:line><draw:line text:anchor-type="paragraph" draw:z-index="17" draw:name="Shape5" draw:style-name="gr3" draw:text-style-name="P8" svg:x1="3.4882in" svg:y1="1.2819in" svg:x2="3.4882in" svg:y2="1.8236in"><text:p/></draw:line><draw:line text:anchor-type="paragraph" draw:z-index="18" draw:name="Shape5" draw:style-name="gr3" draw:text-style-name="P8" svg:x1="1.4362in" svg:y1="2.0736in" svg:x2="2.3217in" svg:y2="2.1154in"><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Boulevard of Broken Cheese</text:p>
      <text:p text:style-name="P2"/>
      <text:p text:style-name="P2"><text:tab/>a) There would be 2<text:span text:style-name="T3">7</text:span> nodes , one for each accessible square in the maze, <text:span text:style-name="T3">one for the start, and one for the cheese aka the destination</text:span>.</text:p>
      <text:p text:style-name="P2"/>
      <text:p text:style-name="P2"><text:tab/>b) Edges would represent non walled in ways to adjacent squares</text:p>
      <text:p text:style-name="P2"/>
      <text:p text:style-name="P2"><text:tab/>c) Its properties would be: un-directed, acyclic, <text:span text:style-name="T3">connected, and unweighted</text:span></text:p>
      <text:p text:style-name="P2"/>
      <text:p text:style-name="P3"><text:tab/>d) on new page</text:p>
      <text:p text:style-name="P2"/>
      <text:p text:style-name="P2"/>
      <text:p text:style-name="P2"/>
      <text:p text:style-name="P2"/>
      <text:p text:style-name="P2"><draw:custom-shape text:anchor-type="paragraph" draw:z-index="19" draw:name="Shape6" draw:style-name="gr4" draw:text-style-name="P8" svg:width="0.448in" svg:height="0.448in" svg:x="2.6654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6" draw:style-name="gr4" draw:text-style-name="P8" svg:width="0.448in" svg:height="0.448in" svg:x="1.550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6" draw:style-name="gr4" draw:text-style-name="P8" svg:width="0.448in" svg:height="0.448in" svg:x="4.7484in" svg:y="0.1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6" draw:style-name="gr4" draw:text-style-name="P8" svg:width="0.448in" svg:height="0.448in" svg:x="3.6236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6" draw:style-name="gr4" draw:text-style-name="P8" svg:width="0.448in" svg:height="0.448in" svg:x="0.4571in" svg:y="0.1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6" draw:style-name="gr7" draw:text-style-name="P8" svg:width="0.448in" svg:height="0.448in" svg:x="2.6654in" svg:y="-0.5984in"><text:p text:style-name="P8">C</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1" draw:name="Shape9" draw:style-name="gr6" draw:text-style-name="P8" svg:x1="2.8839in" svg:y1="0.1201in" svg:x2="2.8839in" svg:y2="-0.1508in"><text:p/></draw:line><text:soft-page-break/></text:p>
      <text:p text:style-name="P2"><draw:line text:anchor-type="paragraph" draw:z-index="64" draw:name="Shape27" draw:style-name="gr6" draw:text-style-name="P8" svg:x1="3.6236in" svg:y1="0.1366in" svg:x2="3.1134in" svg:y2="0.1264in"><text:p/></draw:line><draw:line text:anchor-type="paragraph" draw:z-index="66" draw:name="Shape29" draw:style-name="gr6" draw:text-style-name="P8" svg:x1="1.5504in" svg:y1="0.1264in" svg:x2="0.9047in" svg:y2="0.1264in"><text:p/></draw:line></text:p>
      <text:p text:style-name="P2"><draw:line text:anchor-type="paragraph" draw:z-index="62" draw:name="Shape25" draw:style-name="gr6" draw:text-style-name="P8" svg:x1="4.978in" svg:y1="0.6972in" svg:x2="4.9882in" svg:y2="0.1327in"><text:p/></draw:line></text:p>
      <text:p text:style-name="P2"><draw:custom-shape text:anchor-type="paragraph" draw:z-index="22" draw:name="Shape6" draw:style-name="gr4" draw:text-style-name="P8" svg:width="0.448in" svg:height="0.448in" svg:x="2.6547in" svg:y="2.3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6" draw:style-name="gr4" draw:text-style-name="P8" svg:width="0.448in" svg:height="0.448in" svg:x="1.5091in" svg:y="0.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6" draw:style-name="gr4" draw:text-style-name="P8" svg:width="0.448in" svg:height="0.448in" svg:x="2.6339in" svg:y="0.4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6" draw:style-name="gr4" draw:text-style-name="P8" svg:width="0.448in" svg:height="0.448in" svg:x="3.5925in" svg:y="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6" draw:style-name="gr4" draw:text-style-name="P8" svg:width="0.448in" svg:height="0.448in" svg:x="1.5402in" svg:y="2.3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6" draw:style-name="gr4" draw:text-style-name="P8" svg:width="0.448in" svg:height="0.448in" svg:x="0.2902in" svg:y="2.3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6" draw:style-name="gr4" draw:text-style-name="P8" svg:width="0.448in" svg:height="0.448in" svg:x="4.7591in" svg:y="1.3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6" draw:style-name="gr4" draw:text-style-name="P8" svg:width="0.448in" svg:height="0.448in" svg:x="4.7382in" svg:y="0.5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6" draw:style-name="gr4" draw:text-style-name="P8" svg:width="0.448in" svg:height="0.448in" svg:x="3.6134in" svg:y="1.2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6" draw:style-name="gr4" draw:text-style-name="P8" svg:width="0.448in" svg:height="0.448in" svg:x="2.6445in" svg:y="1.3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6" draw:style-name="gr4" draw:text-style-name="P8" svg:width="0.448in" svg:height="0.448in" svg:x="0.3425in" svg:y="1.3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6" draw:style-name="gr4" draw:text-style-name="P8" svg:width="0.448in" svg:height="0.448in" svg:x="1.5091in" svg:y="1.3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6" draw:style-name="gr5" draw:text-style-name="P8" svg:width="0.448in" svg:height="0.448in" svg:x="0.4047in" svg:y="0.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6" draw:style-name="gr4" draw:text-style-name="P8" svg:width="0.448in" svg:height="0.448in" svg:x="4.7071in" svg:y="3.2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6" draw:style-name="gr4" draw:text-style-name="P8" svg:width="0.448in" svg:height="0.448in" svg:x="3.7173in" svg:y="3.2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6" draw:style-name="gr4" draw:text-style-name="P8" svg:width="0.448in" svg:height="0.448in" svg:x="2.6654in" svg:y="3.2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6" draw:style-name="gr4" draw:text-style-name="P8" svg:width="0.448in" svg:height="0.448in" svg:x="1.5091in" svg:y="3.3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6" draw:style-name="gr4" draw:text-style-name="P8" svg:width="0.448in" svg:height="0.448in" svg:x="0.3217in" svg:y="3.3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6" draw:style-name="gr4" draw:text-style-name="P8" svg:width="0.448in" svg:height="0.448in" svg:x="3.6339in" svg:y="2.26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6" draw:style-name="gr4" draw:text-style-name="P8" svg:width="0.448in" svg:height="0.448in" svg:x="4.7484in" svg:y="2.26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 draw:name="Shape7" draw:style-name="gr6" draw:text-style-name="P8" svg:x1="2.9984in" svg:y1="3.472in" svg:x2="3.7173in" svg:y2="3.472in"><text:p/></draw:line><draw:line text:anchor-type="paragraph" draw:z-index="45" draw:name="Shape8" draw:style-name="gr6" draw:text-style-name="P8" svg:x1="4.1654in" svg:y1="3.472in" svg:x2="4.8425in" svg:y2="3.472in"><text:p/></draw:line><draw:line text:anchor-type="paragraph" draw:z-index="46" draw:name="Shape9" draw:style-name="gr6" draw:text-style-name="P8" svg:x1="2.8839in" svg:y1="3.287in" svg:x2="2.8839in" svg:y2="2.7535in"><text:p/></draw:line><draw:line text:anchor-type="paragraph" draw:z-index="47" draw:name="Shape10" draw:style-name="gr6" draw:text-style-name="P8" svg:x1="2.8217in" svg:y1="3.5346in" svg:x2="1.8945in" svg:y2="3.5244in"><text:p/></draw:line><draw:line text:anchor-type="paragraph" draw:z-index="48" draw:name="Shape11" draw:style-name="gr6" draw:text-style-name="P8" svg:x1="1.5713in" svg:y1="3.5346in" svg:x2="0.7693in" svg:y2="3.5138in"><text:p/></draw:line><draw:line text:anchor-type="paragraph" draw:z-index="49" draw:name="Shape12" draw:style-name="gr6" draw:text-style-name="P8" svg:x1="0.5193in" svg:y1="3.3677in" svg:x2="0.4984in" svg:y2="2.6075in"><text:p/></draw:line><draw:line text:anchor-type="paragraph" draw:z-index="50" draw:name="Shape13" draw:style-name="gr6" draw:text-style-name="P8" svg:x1="0.5508in" svg:y1="2.3287in" svg:x2="0.5925in" svg:y2="1.6598in"><text:p/></draw:line><draw:line text:anchor-type="paragraph" draw:z-index="51" draw:name="Shape14" draw:style-name="gr6" draw:text-style-name="P8" svg:x1="0.6965in" svg:y1="1.6181in" svg:x2="1.6028in" svg:y2="1.5972in"><text:p/></draw:line><draw:line text:anchor-type="paragraph" draw:z-index="52" draw:name="Shape15" draw:style-name="gr6" draw:text-style-name="P8" svg:x1="1.7382in" svg:y1="1.5972in" svg:x2="1.7799in" svg:y2="2.3681in"><text:p/></draw:line><draw:line text:anchor-type="paragraph" draw:z-index="53" draw:name="Shape16" draw:style-name="gr6" draw:text-style-name="P8" svg:x1="1.7591in" svg:y1="1.3157in" svg:x2="1.7799in" svg:y2="0.8366in"><text:p/></draw:line><draw:line text:anchor-type="paragraph" draw:z-index="54" draw:name="Shape17" draw:style-name="gr6" draw:text-style-name="P8" svg:x1="1.7902in" svg:y1="0.722in" svg:x2="2.7067in" svg:y2="0.7118in"><text:p/></draw:line><draw:line text:anchor-type="paragraph" draw:z-index="55" draw:name="Shape18" draw:style-name="gr6" draw:text-style-name="P8" svg:x1="2.8217in" svg:y1="0.9307in" svg:x2="2.8217in" svg:y2="1.3681in"><text:p/></draw:line><draw:line text:anchor-type="paragraph" draw:z-index="56" draw:name="Shape19" draw:style-name="gr6" draw:text-style-name="P8" svg:x1="2.9673in" svg:y1="1.4827in" svg:x2="3.613in" svg:y2="1.4827in"><text:p/></draw:line><draw:line text:anchor-type="paragraph" draw:z-index="57" draw:name="Shape20" draw:style-name="gr6" draw:text-style-name="P8" svg:x1="3.1028in" svg:y1="2.4827in" svg:x2="3.6339in" svg:y2="2.4618in"><text:p/></draw:line><draw:line text:anchor-type="paragraph" draw:z-index="58" draw:name="Shape21" draw:style-name="gr6" draw:text-style-name="P8" svg:x1="4.0819in" svg:y1="2.4929in" svg:x2="4.7484in" svg:y2="2.472in"><text:p/></draw:line><draw:line text:anchor-type="paragraph" draw:z-index="59" draw:name="Shape22" draw:style-name="gr6" draw:text-style-name="P8" svg:x1="4.9362in" svg:y1="2.2657in" svg:x2="4.9571in" svg:y2="1.722in"><text:p/></draw:line><draw:line text:anchor-type="paragraph" draw:z-index="60" draw:name="Shape23" draw:style-name="gr6" draw:text-style-name="P8" svg:x1="4.9882in" svg:y1="1.3787in" svg:x2="4.9673in" svg:y2="0.9535in"><text:p/></draw:line><draw:line text:anchor-type="paragraph" draw:z-index="61" draw:name="Shape24" draw:style-name="gr6" draw:text-style-name="P8" svg:x1="4.7382in" svg:y1="0.7323in" svg:x2="4.0402in" svg:y2="0.722in"><text:p/></draw:line><draw:line text:anchor-type="paragraph" draw:z-index="63" draw:name="Shape26" draw:style-name="gr6" draw:text-style-name="P8" svg:x1="3.8528in" svg:y1="0.4724in" svg:x2="3.863in" svg:y2="0.0035in"><text:p/></draw:line><draw:line text:anchor-type="paragraph" draw:z-index="65" draw:name="Shape28" draw:style-name="gr6" draw:text-style-name="P8" svg:x1="1.728in" svg:y1="0.5244in" svg:x2="1.7697in" svg:y2="0.0035in"><text:p/></draw:line><draw:line text:anchor-type="paragraph" draw:z-index="67" draw:name="Shape30" draw:style-name="gr6" draw:text-style-name="P8" svg:x1="0.6858in" svg:y1="0.0055in" svg:x2="0.6547in" svg:y2="0.3701in"><text:p/></draw:line><draw:custom-shape text:anchor-type="paragraph" draw:z-index="69" draw:name="Shape6" draw:style-name="gr7" draw:text-style-name="P8" svg:width="0.448in" svg:height="0.448in" svg:x="2.6339in" svg:y="4.222in"><text:p text:style-name="P8">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0" draw:name="Shape9" draw:style-name="gr6" draw:text-style-name="P8" svg:x1="2.8528in" svg:y1="4.2681in" svg:x2="2.8528in" svg:y2="3.7346in"><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3h I did have problems running this at 10000 nodes as the recursion list its recursion limits and is auto stopped. It ran fine and at decent speeds at 1000 nodes</text:p>
      <text:p text:style-name="P5"/>
      <text:p text:style-name="P5">3i. This code ran fine as expected, It runs fine because it doesn’t put 10000 or more items on the stack to execute.</text:p>
      <text:p text:style-name="P5"/>
      <text:p text:style-name="P5">4a The properties of a directed edge graph include: Direction, not every node has a bidirectional connection from one to another so this must be added, Also There is no guarantee that each node will be connected so we must keep track of all the nodes </text:p>
      <text:p text:style-name="P5"/>
      <text:p text:style-name="P5">5a. The properties of the graph that make dijkstra’s algorithm possible are : <text:s/><text:span text:style-name="T4">no negative costs for a path and every path must have a cost associated to it</text:span></text:p>
      <text:p text:style-name="P5"/>
      <text:p text:style-name="P5">6a. I used the value of one as a heuristic. 1 will always be the minimum distance possible away for any node in this so the heuristic will never over estimate the distance <text:span text:style-name="T4">thus making it both admissible and consistent</text:span></text:p>
      <text:p text:style-name="P5"/>
      <text:p text:style-name="P6">6c. <text:span text:style-name="T5">Yes in this case they do return the same path. However this could not be done on the 10000 size graph because we run into memory limitations 1000, nodes is 117mb, 2000, is 400 mb implying n^2 memory complexity. This leads to longer times to build the graph than to search it</text:span></text:p>
      <text:p text:style-name="P6"><text:soft-page-break/></text:p>
      <text:p text:style-name="P7">7. The astar is noticeably faster operating 20%+ faster. Running in 118 sec vs 149 sec on the same 2000 node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7:16:56.846000000</meta:creation-date>
    <dc:date>2020-04-06T20:34:59.471000000</dc:date>
    <meta:editing-duration>PT3H46M53S</meta:editing-duration>
    <meta:editing-cycles>2</meta:editing-cycles>
    <meta:generator>LibreOffice/6.1.3.2$Windows_X86_64 LibreOffice_project/86daf60bf00efa86ad547e59e09d6bb77c699acb</meta:generator>
    <meta:document-statistic meta:table-count="0" meta:image-count="0" meta:object-count="0" meta:page-count="3" meta:paragraph-count="31" meta:word-count="470" meta:character-count="2245" meta:non-whitespace-character-count="1615"/>
  </office:meta>
</office:document-meta>
</file>